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Heading_20_2">
      <style:paragraph-properties fo:line-height="200%" fo:text-align="center" style:justify-single-word="false"/>
      <style:text-properties fo:color="#000000" style:font-name="Times New Roman" fo:font-size="10pt" fo:font-weight="bold" officeooo:paragraph-rsid="00138d79" style:font-name-asian="Times New Roman1" style:font-size-asian="10pt" style:font-weight-asian="bold" style:font-name-complex="Times New Roman1" style:font-size-complex="10pt" style:font-weight-complex="bold"/>
    </style:style>
    <style:style style:name="P3" style:family="paragraph" style:parent-style-name="Standard">
      <style:paragraph-properties fo:margin-left="0.25in" fo:margin-right="0in" fo:line-height="200%" fo:text-indent="-0.25in" style:auto-text-indent="false"/>
      <style:text-properties style:font-name="Times New Roman" fo:font-size="10pt" officeooo:paragraph-rsid="00138d79" style:font-size-asian="10pt" style:font-name-complex="Times New Roman1" style:font-size-complex="10pt"/>
    </style:style>
    <style:style style:name="P4" style:family="paragraph" style:parent-style-name="Standard">
      <style:paragraph-properties fo:margin-left="0.25in" fo:margin-right="0in" fo:line-height="200%" fo:text-indent="-0.25in" style:auto-text-indent="false"/>
      <style:text-properties style:font-name="Times New Roman" fo:font-size="10pt" officeooo:paragraph-rsid="00138d79" style:font-size-asian="10pt" style:font-size-complex="10pt"/>
    </style:style>
    <style:style style:name="P5" style:family="paragraph" style:parent-style-name="Standard">
      <style:paragraph-properties fo:margin-left="0.25in" fo:margin-right="0in" fo:line-height="200%" fo:text-indent="-0.25in" style:auto-text-indent="false"/>
      <style:text-properties style:font-name="Times New Roman" fo:font-size="10pt" officeooo:paragraph-rsid="00138d79" style:font-name-asian="Times New Roman1" style:font-size-asian="10pt" style:font-name-complex="Times New Roman1" style:font-size-complex="10pt"/>
    </style:style>
    <style:style style:name="P6" style:family="paragraph" style:parent-style-name="Standard">
      <style:paragraph-properties fo:margin-left="0.25in" fo:margin-right="0in" fo:line-height="200%" fo:text-indent="-0.25in" style:auto-text-indent="false"/>
      <style:text-properties officeooo:paragraph-rsid="00138d79"/>
    </style:style>
    <style:style style:name="P7" style:family="paragraph" style:parent-style-name="Standard">
      <style:paragraph-properties fo:line-height="200%"/>
      <style:text-properties style:font-name="Times New Roman" fo:font-size="10pt" style:font-size-asian="10pt" style:font-size-complex="10pt"/>
    </style:style>
    <style:style style:name="P8" style:family="paragraph" style:parent-style-name="Standard">
      <style:paragraph-properties fo:line-height="200%"/>
      <style:text-properties style:font-name="Times New Roman" fo:font-size="10pt" officeooo:paragraph-rsid="00138d79" style:font-size-asian="10pt" style:font-name-complex="Times New Roman1" style:font-size-complex="10pt"/>
    </style:style>
    <style:style style:name="P9" style:family="paragraph" style:parent-style-name="Standard">
      <style:paragraph-properties fo:margin-left="0.5in" fo:margin-right="0in" fo:line-height="200%" fo:text-indent="-0.25in" style:auto-text-indent="false"/>
      <style:text-properties fo:color="#333333" style:font-name="Times New Roman" fo:font-size="10pt" officeooo:paragraph-rsid="00138d79" style:font-name-asian="Times New Roman1" style:font-size-asian="10pt" style:font-name-complex="Times New Roman1" style:font-size-complex="10pt"/>
    </style:style>
    <style:style style:name="P10" style:family="paragraph" style:parent-style-name="Text_20_body" style:list-style-name="L6">
      <style:paragraph-properties fo:line-height="100%"/>
      <style:text-properties fo:color="#000000" style:font-name="Times New Roman" fo:font-size="10pt" fo:font-style="italic" fo:font-weight="normal" officeooo:rsid="00515444" officeooo:paragraph-rsid="00515444" style:font-size-asian="10pt" style:font-style-asian="italic" style:font-weight-asian="normal" style:font-size-complex="10pt" style:font-style-complex="italic" style:font-weight-complex="normal"/>
    </style:style>
    <style:style style:name="P11" style:family="paragraph" style:parent-style-name="Text_20_body">
      <style:paragraph-properties fo:line-height="200%"/>
      <style:text-properties fo:color="#000000"/>
    </style:style>
    <style:style style:name="P12" style:family="paragraph" style:parent-style-name="Text_20_body">
      <style:paragraph-properties fo:line-height="200%"/>
      <style:text-properties fo:font-weight="bold" officeooo:paragraph-rsid="0072bfaf" style:font-weight-asian="bold" style:font-weight-complex="bold"/>
    </style:style>
    <style:style style:name="P13" style:family="paragraph" style:parent-style-name="Text_20_body" style:list-style-name="L1">
      <style:paragraph-properties fo:line-height="100%"/>
      <style:text-properties style:font-name="Times New Roman" fo:font-size="10pt" officeooo:rsid="0015fe6a" officeooo:paragraph-rsid="0015fe6a" style:font-size-asian="10pt" style:font-size-complex="10pt"/>
    </style:style>
    <style:style style:name="P14" style:family="paragraph" style:parent-style-name="Text_20_body">
      <style:paragraph-properties fo:line-height="100%"/>
      <style:text-properties style:font-name="Times New Roman" fo:font-size="10pt" officeooo:paragraph-rsid="0043d8ee" style:font-size-asian="10pt" style:font-size-complex="10pt"/>
    </style:style>
    <style:style style:name="P15" style:family="paragraph" style:parent-style-name="Text_20_body">
      <style:paragraph-properties fo:line-height="200%"/>
      <style:text-properties style:font-name="Times New Roman" fo:font-size="10pt" officeooo:paragraph-rsid="00333b6e" style:font-size-asian="10pt" style:font-size-complex="10pt"/>
    </style:style>
    <style:style style:name="P16" style:family="paragraph" style:parent-style-name="Text_20_body">
      <style:paragraph-properties fo:line-height="200%"/>
      <style:text-properties style:font-name="Times New Roman" fo:font-size="10pt" officeooo:paragraph-rsid="0043d8ee" style:font-size-asian="10pt" style:font-size-complex="10pt"/>
    </style:style>
    <style:style style:name="P17" style:family="paragraph" style:parent-style-name="Text_20_body" style:list-style-name="L1">
      <style:paragraph-properties fo:line-height="200%"/>
      <style:text-properties style:font-name="Times New Roman" fo:font-size="10pt" style:font-size-asian="10pt" style:font-size-complex="10pt"/>
    </style:style>
    <style:style style:name="P18" style:family="paragraph" style:parent-style-name="Text_20_body">
      <style:paragraph-properties fo:line-height="200%"/>
      <style:text-properties style:font-name="Times New Roman" fo:font-size="10pt" fo:font-style="italic" officeooo:rsid="0015fe6a" officeooo:paragraph-rsid="0015fe6a" style:font-size-asian="10pt" style:font-style-asian="italic" style:font-size-complex="10pt" style:font-style-complex="italic"/>
    </style:style>
    <style:style style:name="P19" style:family="paragraph" style:parent-style-name="Text_20_body" style:list-style-name="L4">
      <style:paragraph-properties fo:line-height="100%"/>
    </style:style>
    <style:style style:name="P20" style:family="paragraph" style:parent-style-name="Text_20_body" style:list-style-name="L6">
      <style:paragraph-properties fo:line-height="100%"/>
      <style:text-properties officeooo:paragraph-rsid="0036f9fa"/>
    </style:style>
    <style:style style:name="P21" style:family="paragraph" style:parent-style-name="Text_20_body" style:list-style-name="L6">
      <style:paragraph-properties fo:line-height="100%"/>
      <style:text-properties officeooo:paragraph-rsid="00367b36"/>
    </style:style>
    <style:style style:name="P22" style:family="paragraph" style:parent-style-name="Text_20_body" style:list-style-name="L6">
      <style:paragraph-properties fo:line-height="100%"/>
      <style:text-properties officeooo:paragraph-rsid="003f6d25"/>
    </style:style>
    <style:style style:name="P23" style:family="paragraph" style:parent-style-name="Text_20_body" style:list-style-name="L6">
      <style:paragraph-properties fo:line-height="100%"/>
      <style:text-properties officeooo:paragraph-rsid="00415a8e"/>
    </style:style>
    <style:style style:name="P24" style:family="paragraph" style:parent-style-name="Text_20_body" style:list-style-name="L6">
      <style:paragraph-properties fo:line-height="100%"/>
      <style:text-properties officeooo:paragraph-rsid="00515444"/>
    </style:style>
    <style:style style:name="P25" style:family="paragraph" style:parent-style-name="Text_20_body" style:list-style-name="L6">
      <style:paragraph-properties fo:line-height="100%"/>
      <style:text-properties officeooo:paragraph-rsid="0051db7f"/>
    </style:style>
    <style:style style:name="P26" style:family="paragraph" style:parent-style-name="Text_20_body">
      <style:paragraph-properties fo:line-height="200%"/>
      <style:text-properties officeooo:paragraph-rsid="00333b6e"/>
    </style:style>
    <style:style style:name="P27" style:family="paragraph" style:parent-style-name="Text_20_body">
      <style:paragraph-properties fo:line-height="200%"/>
      <style:text-properties officeooo:paragraph-rsid="004ac3c5"/>
    </style:style>
    <style:style style:name="P28" style:family="paragraph" style:parent-style-name="Text_20_body">
      <style:paragraph-properties fo:line-height="200%"/>
      <style:text-properties officeooo:paragraph-rsid="0072bfaf"/>
    </style:style>
    <style:style style:name="T1" style:family="text">
      <style:text-properties officeooo:rsid="00126bb0"/>
    </style:style>
    <style:style style:name="T2" style:family="text">
      <style:text-properties officeooo:rsid="0012bb52"/>
    </style:style>
    <style:style style:name="T3" style:family="text">
      <style:text-properties fo:color="#000000" style:font-name="Times New Roman" fo:font-size="10pt" fo:font-style="normal" fo:font-weight="normal" officeooo:rsid="00367b36" style:font-size-asian="10pt" style:font-style-asian="normal" style:font-weight-asian="normal" style:font-size-complex="10pt" style:font-style-complex="normal" style:font-weight-complex="normal"/>
    </style:style>
    <style:style style:name="T4" style:family="text">
      <style:text-properties fo:color="#000000" style:font-name="Times New Roman" fo:font-size="10pt" fo:font-style="normal" fo:font-weight="normal" officeooo:rsid="0036f9fa" style:font-size-asian="10pt" style:font-style-asian="normal" style:font-weight-asian="normal" style:font-size-complex="10pt" style:font-style-complex="normal" style:font-weight-complex="normal"/>
    </style:style>
    <style:style style:name="T5" style:family="text">
      <style:text-properties fo:color="#000000" style:font-name="Times New Roman" fo:font-size="10pt" fo:font-style="normal" fo:font-weight="normal" officeooo:rsid="003f6d25" style:font-size-asian="10pt" style:font-style-asian="normal" style:font-weight-asian="normal" style:font-size-complex="10pt" style:font-style-complex="normal" style:font-weight-complex="normal"/>
    </style:style>
    <style:style style:name="T6" style:family="text">
      <style:text-properties fo:color="#000000" style:font-name="Times New Roman" fo:font-size="10pt" fo:font-style="normal" fo:font-weight="normal" officeooo:rsid="00415a8e" style:font-size-asian="10pt" style:font-style-asian="normal" style:font-weight-asian="normal" style:font-size-complex="10pt" style:font-style-complex="normal" style:font-weight-complex="normal"/>
    </style:style>
    <style:style style:name="T7" style:family="text">
      <style:text-properties fo:color="#000000" style:font-name="Times New Roman" fo:font-size="10pt" fo:font-style="normal" fo:font-weight="normal" officeooo:rsid="0042f060" style:font-size-asian="10pt" style:font-style-asian="normal" style:font-weight-asian="normal" style:font-size-complex="10pt" style:font-style-complex="normal" style:font-weight-complex="normal"/>
    </style:style>
    <style:style style:name="T8" style:family="text">
      <style:text-properties fo:color="#000000" style:font-name="Times New Roman" fo:font-size="10pt" fo:font-style="normal" fo:font-weight="normal" officeooo:rsid="00515444" style:font-size-asian="10pt" style:font-style-asian="normal" style:font-weight-asian="normal" style:font-size-complex="10pt" style:font-style-complex="normal" style:font-weight-complex="normal"/>
    </style:style>
    <style:style style:name="T9" style:family="text">
      <style:text-properties fo:color="#000000" style:font-name="Times New Roman" fo:font-size="10pt" fo:font-style="normal" fo:font-weight="normal" officeooo:rsid="0051db7f" style:font-size-asian="10pt" style:font-style-asian="normal" style:font-weight-asian="normal" style:font-size-complex="10pt" style:font-style-complex="normal" style:font-weight-complex="normal"/>
    </style:style>
    <style:style style:name="T10" style:family="text">
      <style:text-properties fo:color="#000000" style:font-name="Times New Roman" fo:font-size="10pt" fo:font-style="normal" fo:font-weight="normal" officeooo:rsid="00603636" style:font-size-asian="10pt" style:font-style-asian="normal" style:font-weight-asian="normal" style:font-size-complex="10pt" style:font-style-complex="normal" style:font-weight-complex="normal"/>
    </style:style>
    <style:style style:name="T11" style:family="text">
      <style:text-properties fo:color="#000000" style:font-name="Times New Roman" fo:font-size="10pt" fo:font-style="normal" fo:font-weight="normal" officeooo:rsid="0063e5da" style:font-size-asian="10pt" style:font-style-asian="normal" style:font-weight-asian="normal" style:font-size-complex="10pt" style:font-style-complex="normal" style:font-weight-complex="normal"/>
    </style:style>
    <style:style style:name="T12" style:family="text">
      <style:text-properties fo:color="#000000" style:font-name="Times New Roman" fo:font-size="10pt" fo:font-style="normal" officeooo:rsid="004ac3c5" style:font-size-asian="10pt" style:font-style-asian="normal" style:font-size-complex="10pt" style:font-style-complex="normal"/>
    </style:style>
    <style:style style:name="T13" style:family="text">
      <style:text-properties fo:color="#000000" style:font-name="Times New Roman" fo:font-size="10pt" fo:font-style="normal" officeooo:rsid="0015fe6a" style:font-size-asian="10pt" style:font-style-asian="normal" style:font-size-complex="10pt" style:font-style-complex="normal"/>
    </style:style>
    <style:style style:name="T14" style:family="text">
      <style:text-properties fo:color="#000000" style:font-name="Times New Roman" fo:font-size="10pt" fo:font-style="normal" officeooo:rsid="004f6833" style:font-size-asian="10pt" style:font-style-asian="normal" style:font-size-complex="10pt" style:font-style-complex="normal"/>
    </style:style>
    <style:style style:name="T15" style:family="text">
      <style:text-properties fo:color="#000000" style:font-name="Times New Roman" fo:font-size="10pt" fo:font-style="normal" officeooo:rsid="00515444" style:font-size-asian="10pt" style:font-style-asian="normal" style:font-size-complex="10pt" style:font-style-complex="normal"/>
    </style:style>
    <style:style style:name="T16" style:family="text">
      <style:text-properties fo:color="#000000" style:font-name="Times New Roman" fo:font-size="10pt" fo:font-style="normal" officeooo:rsid="009ff823" style:font-size-asian="10pt" style:font-style-asian="normal" style:font-size-complex="10pt" style:font-style-complex="normal"/>
    </style:style>
    <style:style style:name="T17" style:family="text">
      <style:text-properties fo:color="#000000" style:font-name="Times New Roman" fo:font-size="10pt" fo:font-style="italic" officeooo:rsid="002a8f7c" style:font-size-asian="10pt" style:font-style-asian="italic" style:font-size-complex="10pt" style:font-style-complex="italic"/>
    </style:style>
    <style:style style:name="T18"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color="#000000" style:font-name="Times New Roman" fo:font-size="10pt" fo:font-style="italic" fo:font-weight="normal" officeooo:rsid="00367b36" style:font-size-asian="10pt" style:font-style-asian="italic" style:font-weight-asian="normal" style:font-size-complex="10pt" style:font-style-complex="italic" style:font-weight-complex="normal"/>
    </style:style>
    <style:style style:name="T20" style:family="text">
      <style:text-properties fo:color="#000000" style:font-name="Times New Roman" fo:font-size="10pt" fo:font-style="italic" fo:font-weight="normal" officeooo:rsid="003b7375" style:font-size-asian="10pt" style:font-style-asian="italic" style:font-weight-asian="normal" style:font-size-complex="10pt" style:font-style-complex="italic" style:font-weight-complex="normal"/>
    </style:style>
    <style:style style:name="T21" style:family="text">
      <style:text-properties fo:color="#000000" style:font-name="Times New Roman" fo:font-size="10pt" fo:font-style="italic" fo:font-weight="normal" officeooo:rsid="00415a8e" style:font-size-asian="10pt" style:font-style-asian="italic" style:font-weight-asian="normal" style:font-size-complex="10pt" style:font-style-complex="italic" style:font-weight-complex="normal"/>
    </style:style>
    <style:style style:name="T22" style:family="text">
      <style:text-properties fo:color="#000000" style:font-name="Times New Roman" fo:font-size="10pt" fo:font-style="italic" fo:font-weight="normal" officeooo:rsid="00515444" style:font-size-asian="10pt" style:font-style-asian="italic" style:font-weight-asian="normal" style:font-size-complex="10pt" style:font-style-complex="italic" style:font-weight-complex="normal"/>
    </style:style>
    <style:style style:name="T23" style:family="text">
      <style:text-properties fo:color="#000000" style:font-name="Times New Roman" fo:font-size="10pt" fo:font-style="italic" fo:font-weight="normal" officeooo:rsid="0051db7f" style:font-size-asian="10pt" style:font-style-asian="italic" style:font-weight-asian="normal" style:font-size-complex="10pt" style:font-style-complex="italic" style:font-weight-complex="normal"/>
    </style:style>
    <style:style style:name="T24" style:family="text">
      <style:text-properties fo:color="#000000" style:font-name="Times New Roman" fo:font-size="10pt" style:font-size-asian="10pt" style:font-size-complex="10pt"/>
    </style:style>
    <style:style style:name="T25" style:family="text">
      <style:text-properties fo:color="#000000" style:font-name="Times New Roman" fo:font-size="10pt" officeooo:rsid="002a8f7c" style:font-size-asian="10pt" style:font-size-complex="10pt"/>
    </style:style>
    <style:style style:name="T26" style:family="text">
      <style:text-properties fo:color="#000000" style:font-name="Times New Roman" fo:font-size="10pt" officeooo:rsid="0015fe6a" style:font-size-asian="10pt" style:font-size-complex="10pt"/>
    </style:style>
    <style:style style:name="T27" style:family="text">
      <style:text-properties fo:color="#000000" style:font-name="Times New Roman" fo:font-size="10pt" officeooo:rsid="002a92be" style:font-size-asian="10pt" style:font-size-complex="10pt"/>
    </style:style>
    <style:style style:name="T28" style:family="text">
      <style:text-properties fo:color="#000000" style:font-name="Times New Roman" fo:font-size="10pt" officeooo:rsid="002d72a7" style:font-size-asian="10pt" style:font-size-complex="10pt"/>
    </style:style>
    <style:style style:name="T29" style:family="text">
      <style:text-properties fo:color="#000000" style:font-name="Times New Roman" fo:font-size="10pt" officeooo:rsid="00603636" style:font-size-asian="10pt" style:font-size-complex="10pt"/>
    </style:style>
    <style:style style:name="T30" style:family="text">
      <style:text-properties fo:color="#000000" style:font-name="Times New Roman" fo:font-size="10pt" officeooo:rsid="009ff823" style:font-size-asian="10pt" style:font-size-complex="10pt"/>
    </style:style>
    <style:style style:name="T31" style:family="text">
      <style:text-properties fo:color="#000000" style:font-name="Times New Roman" fo:font-size="10pt" officeooo:rsid="0015fe6a" fo:background-color="#ffffff" loext:char-shading-value="0" style:font-size-asian="10pt" style:font-size-complex="10pt"/>
    </style:style>
    <style:style style:name="T32" style:family="text">
      <style:text-properties fo:color="#000000" style:font-name="Times New Roman" fo:font-size="10pt" officeooo:rsid="0015fe6a" fo:background-color="#ffffff" loext:char-shading-value="0" style:font-name-asian="Times New Roman1" style:font-size-asian="10pt" style:font-name-complex="Times New Roman1" style:font-size-complex="10pt"/>
    </style:style>
    <style:style style:name="T33" style:family="text">
      <style:text-properties fo:color="#000000" style:font-name="Times New Roman" fo:font-size="10pt" fo:font-weight="normal" style:font-size-asian="10pt" style:font-weight-asian="normal" style:font-size-complex="10pt" style:font-weight-complex="normal"/>
    </style:style>
    <style:style style:name="T34" style:family="text">
      <style:text-properties fo:color="#000000" style:font-name="Times New Roman" fo:font-size="10pt" fo:font-weight="normal" officeooo:rsid="007ccc7d" style:font-size-asian="10pt" style:font-weight-asian="normal" style:font-size-complex="10pt" style:font-weight-complex="normal"/>
    </style:style>
    <style:style style:name="T35" style:family="text">
      <style:text-properties fo:color="#000000" style:font-name="Times New Roman" fo:font-size="10pt" fo:font-weight="normal" officeooo:rsid="007fc36e" style:font-size-asian="10pt" style:font-weight-asian="normal" style:font-size-complex="10pt" style:font-weight-complex="normal"/>
    </style:style>
    <style:style style:name="T36" style:family="text">
      <style:text-properties fo:color="#000000" style:font-name="Times New Roman" fo:font-size="10pt" fo:font-weight="normal" officeooo:rsid="0081926d" style:font-size-asian="10pt" style:font-weight-asian="normal" style:font-size-complex="10pt" style:font-weight-complex="normal"/>
    </style:style>
    <style:style style:name="T37" style:family="text">
      <style:text-properties fo:color="#000000" style:font-name="Times New Roman" fo:font-size="10pt" fo:font-weight="normal" officeooo:rsid="0082912d" style:font-size-asian="10pt" style:font-weight-asian="normal" style:font-size-complex="10pt" style:font-weight-complex="normal"/>
    </style:style>
    <style:style style:name="T38" style:family="text">
      <style:text-properties fo:color="#000000" style:font-name="Times New Roman" fo:font-size="10pt" fo:font-weight="normal" officeooo:rsid="008b7441" style:font-size-asian="10pt" style:font-weight-asian="normal" style:font-size-complex="10pt" style:font-weight-complex="normal"/>
    </style:style>
    <style:style style:name="T39" style:family="text">
      <style:text-properties fo:color="#000000" style:font-name="Times New Roman" fo:font-size="10pt" fo:font-weight="normal" officeooo:rsid="009ff823" style:font-size-asian="10pt" style:font-weight-asian="normal" style:font-size-complex="10pt" style:font-weight-complex="normal"/>
    </style:style>
    <style:style style:name="T40" style:family="text">
      <style:text-properties fo:color="#000000" style:font-name="Times New Roman" fo:font-size="10pt" fo:font-weight="normal" officeooo:rsid="0012bb52" fo:background-color="#ffffff" loext:char-shading-value="0" style:font-size-asian="10pt" style:font-weight-asian="normal" style:font-size-complex="10pt" style:font-weight-complex="normal"/>
    </style:style>
    <style:style style:name="T41" style:family="text">
      <style:text-properties fo:color="#000000" style:font-name="Times New Roman" fo:font-size="10pt" fo:font-weight="normal" officeooo:rsid="0063e5da" fo:background-color="#ffffff" loext:char-shading-value="0" style:font-size-asian="10pt" style:font-weight-asian="normal" style:font-size-complex="10pt" style:font-weight-complex="normal"/>
    </style:style>
    <style:style style:name="T42" style:family="text">
      <style:text-properties fo:color="#000000" style:font-name="Times New Roman" fo:font-size="10pt" fo:font-weight="normal" officeooo:rsid="0064afa1" fo:background-color="#ffffff" loext:char-shading-value="0" style:font-size-asian="10pt" style:font-weight-asian="normal" style:font-size-complex="10pt" style:font-weight-complex="normal"/>
    </style:style>
    <style:style style:name="T43" style:family="text">
      <style:text-properties fo:color="#000000" style:font-name="Times New Roman" fo:font-size="10pt" fo:font-weight="normal" officeooo:rsid="0065ae3d" fo:background-color="#ffffff" loext:char-shading-value="0" style:font-size-asian="10pt" style:font-weight-asian="normal" style:font-size-complex="10pt" style:font-weight-complex="normal"/>
    </style:style>
    <style:style style:name="T44" style:family="text">
      <style:text-properties fo:color="#000000" style:font-name="Times New Roman" fo:font-size="10pt" fo:font-weight="normal" officeooo:rsid="0067acec" fo:background-color="#ffffff" loext:char-shading-value="0" style:font-size-asian="10pt" style:font-weight-asian="normal" style:font-size-complex="10pt" style:font-weight-complex="normal"/>
    </style:style>
    <style:style style:name="T45" style:family="text">
      <style:text-properties fo:color="#000000" style:font-name="Times New Roman" fo:font-size="10pt" fo:font-weight="normal" officeooo:rsid="006941be" fo:background-color="#ffffff" loext:char-shading-value="0" style:font-size-asian="10pt" style:font-weight-asian="normal" style:font-size-complex="10pt" style:font-weight-complex="normal"/>
    </style:style>
    <style:style style:name="T46" style:family="text">
      <style:text-properties fo:color="#000000" style:font-name="Times New Roman" fo:font-size="10pt" fo:font-weight="normal" officeooo:rsid="009ff823" fo:background-color="#ffffff" loext:char-shading-value="0" style:font-size-asian="10pt" style:font-weight-asian="normal" style:font-size-complex="10pt" style:font-weight-complex="normal"/>
    </style:style>
    <style:style style:name="T47" style:family="text">
      <style:text-properties fo:color="#000000" style:font-name="Times New Roman" fo:font-size="10pt" fo:font-weight="normal" fo:background-color="transparent" loext:char-shading-value="0" style:font-size-asian="10pt" style:font-weight-asian="normal" style:font-size-complex="10pt" style:font-weight-complex="normal"/>
    </style:style>
    <style:style style:name="T48" style:family="text">
      <style:text-properties fo:color="#000000" style:font-name="Times New Roman" fo:font-size="10pt" fo:font-weight="normal" officeooo:rsid="008b7441" fo:background-color="transparent" loext:char-shading-value="0" style:font-size-asian="10pt" style:font-weight-asian="normal" style:font-size-complex="10pt" style:font-weight-complex="normal"/>
    </style:style>
    <style:style style:name="T49" style:family="text">
      <style:text-properties fo:color="#000000" style:font-name="Times New Roman" fo:font-size="10pt" style:text-underline-style="none" fo:font-weight="normal" officeooo:rsid="006941be" fo:background-color="#ffffff" loext:char-shading-value="0" style:font-size-asian="10pt" style:font-weight-asian="normal" style:font-size-complex="10pt" style:font-weight-complex="normal"/>
    </style:style>
    <style:style style:name="T50" style:family="text">
      <style:text-properties fo:color="#000000" style:font-name="Times New Roman" fo:font-size="10pt" style:text-underline-style="none" fo:font-weight="normal" officeooo:rsid="0012bb52" fo:background-color="#ffffff" loext:char-shading-value="0" style:font-size-asian="10pt" style:font-weight-asian="normal" style:font-size-complex="10pt" style:font-weight-complex="normal"/>
    </style:style>
    <style:style style:name="T51" style:family="text">
      <style:text-properties fo:color="#000000" style:font-name="Times New Roman" fo:font-size="10pt" style:text-underline-style="none" fo:font-weight="normal" officeooo:rsid="006bcdd0" fo:background-color="#ffffff" loext:char-shading-value="0" style:font-size-asian="10pt" style:font-weight-asian="normal" style:font-size-complex="10pt" style:font-weight-complex="normal"/>
    </style:style>
    <style:style style:name="T52" style:family="text">
      <style:text-properties fo:color="#000000" style:font-name="Times New Roman" fo:font-size="10pt" style:text-underline-style="none" fo:font-weight="normal" officeooo:rsid="0015fe6a" fo:background-color="#ffffff" loext:char-shading-value="0" style:font-size-asian="10pt" style:font-weight-asian="normal" style:font-size-complex="10pt" style:font-weight-complex="normal"/>
    </style:style>
    <style:style style:name="T53" style:family="text">
      <style:text-properties fo:color="#000000" style:font-name="Times New Roman" fo:font-size="10pt" style:text-underline-style="none" fo:font-weight="normal" officeooo:rsid="006bfc2e" fo:background-color="#ffffff" loext:char-shading-value="0" style:font-size-asian="10pt" style:font-weight-asian="normal" style:font-size-complex="10pt" style:font-weight-complex="normal"/>
    </style:style>
    <style:style style:name="T54" style:family="text">
      <style:text-properties fo:color="#000000" style:font-name="Times New Roman" fo:font-size="10pt" style:text-underline-style="none" fo:font-weight="normal" officeooo:rsid="006c8e0f" fo:background-color="#ffffff" loext:char-shading-value="0" style:font-size-asian="10pt" style:font-weight-asian="normal" style:font-size-complex="10pt" style:font-weight-complex="normal"/>
    </style:style>
    <style:style style:name="T55" style:family="text">
      <style:text-properties fo:color="#000000" style:font-name="Times New Roman" fo:font-size="10pt" style:text-underline-style="none" fo:font-weight="normal" officeooo:rsid="0012bb52" fo:background-color="#ffffff" loext:char-shading-value="0" style:font-name-asian="Times New Roman1" style:font-size-asian="10pt" style:font-weight-asian="normal" style:font-name-complex="Times New Roman1" style:font-size-complex="10pt" style:font-weight-complex="normal"/>
    </style:style>
    <style:style style:name="T56" style:family="text">
      <style:text-properties fo:color="#000000" style:font-name="Times New Roman" fo:font-size="10pt" style:text-underline-style="none" fo:font-weight="normal" officeooo:rsid="0015fe6a" fo:background-color="#ffffff" loext:char-shading-value="0" style:font-name-asian="Times New Roman1" style:font-size-asian="10pt" style:font-weight-asian="normal" style:font-name-complex="Times New Roman1" style:font-size-complex="10pt" style:font-weight-complex="normal"/>
    </style:style>
    <style:style style:name="T57" style:family="text">
      <style:text-properties fo:color="#000000" style:font-name="Times New Roman" fo:font-size="10pt" fo:font-weight="bold" style:font-size-asian="10pt" style:font-weight-asian="bold" style:font-size-complex="10pt" style:font-weight-complex="bold"/>
    </style:style>
    <style:style style:name="T58" style:family="text">
      <style:text-properties fo:color="#000000" officeooo:rsid="002a8f7c"/>
    </style:style>
    <style:style style:name="T59" style:family="text">
      <style:text-properties fo:color="#000000" officeooo:rsid="00333b6e"/>
    </style:style>
    <style:style style:name="T60" style:family="text">
      <style:text-properties fo:color="#000000" officeooo:rsid="003478b9"/>
    </style:style>
    <style:style style:name="T61" style:family="text">
      <style:text-properties fo:color="#000000" fo:font-weight="bold" officeooo:rsid="0014b95e" fo:background-color="#ffffff" loext:char-shading-value="0" style:font-weight-asian="bold" style:font-weight-complex="bold"/>
    </style:style>
    <style:style style:name="T62" style:family="text">
      <style:text-properties fo:color="#000000" fo:font-weight="normal" fo:background-color="#ffffff" loext:char-shading-value="0" style:font-weight-asian="normal" style:font-weight-complex="normal"/>
    </style:style>
    <style:style style:name="T63" style:family="text">
      <style:text-properties fo:color="#000000" fo:font-weight="normal" officeooo:rsid="0014b95e" fo:background-color="#ffffff" loext:char-shading-value="0" style:font-weight-asian="normal" style:font-weight-complex="normal"/>
    </style:style>
    <style:style style:name="T64" style:family="text">
      <style:text-properties fo:color="#000000" fo:font-weight="normal" officeooo:rsid="0012bb52" fo:background-color="#ffffff" loext:char-shading-value="0" style:font-weight-asian="normal" style:font-weight-complex="normal"/>
    </style:style>
    <style:style style:name="T65" style:family="text">
      <style:text-properties fo:color="#000000" fo:font-weight="normal" officeooo:rsid="0015fe6a" fo:background-color="#ffffff" loext:char-shading-value="0" style:font-weight-asian="normal" style:font-weight-complex="normal"/>
    </style:style>
    <style:style style:name="T66" style:family="text">
      <style:text-properties fo:color="#000000" fo:font-weight="normal" officeooo:rsid="0012bb52" fo:background-color="#ffffff" loext:char-shading-value="0" style:font-name-asian="Times New Roman1" style:font-weight-asian="normal" style:font-name-complex="Times New Roman1" style:font-weight-complex="normal"/>
    </style:style>
    <style:style style:name="T67" style:family="text">
      <style:text-properties fo:color="#000000" fo:font-weight="normal" officeooo:rsid="0015fe6a" fo:background-color="#ffffff" loext:char-shading-value="0" style:font-name-asian="Times New Roman1" style:font-weight-asian="normal" style:font-name-complex="Times New Roman1" style:font-weight-complex="normal"/>
    </style:style>
    <style:style style:name="T68" style:family="text">
      <style:text-properties fo:color="#000000" officeooo:rsid="00603636"/>
    </style:style>
    <style:style style:name="T69" style:family="text">
      <style:text-properties fo:color="#333333" style:font-name="Times New Roman" fo:font-size="10pt" style:font-name-asian="Times New Roman1" style:font-size-asian="10pt" style:font-name-complex="Times New Roman1" style:font-size-complex="10pt"/>
    </style:style>
    <style:style style:name="T70" style:family="text">
      <style:text-properties fo:color="#333333" style:font-name="Times New Roman" fo:font-size="10pt" fo:font-style="italic" style:font-name-asian="Times New Roman1" style:font-size-asian="10pt" style:font-style-asian="italic" style:font-name-complex="Times New Roman1" style:font-size-complex="10pt" style:font-style-complex="italic"/>
    </style:style>
    <style:style style:name="T71" style:family="text">
      <style:text-properties officeooo:rsid="0014b95e"/>
    </style:style>
    <style:style style:name="T72" style:family="text">
      <style:text-properties fo:font-weight="normal" officeooo:rsid="0014b95e" style:font-weight-asian="normal" style:font-weight-complex="normal"/>
    </style:style>
    <style:style style:name="T73" style:family="text">
      <style:text-properties officeooo:rsid="0015fe6a"/>
    </style:style>
    <style:style style:name="T74" style:family="text">
      <style:text-properties officeooo:rsid="002a001d"/>
    </style:style>
    <style:style style:name="T75" style:family="text">
      <style:text-properties officeooo:rsid="002a8f7c"/>
    </style:style>
    <style:style style:name="T76" style:family="text">
      <style:text-properties style:text-underline-style="solid" style:text-underline-width="auto" style:text-underline-color="font-color"/>
    </style:style>
    <style:style style:name="T77" style:family="text">
      <style:text-properties fo:font-style="italic" officeooo:rsid="0015fe6a" style:font-style-asian="italic" style:font-style-complex="italic"/>
    </style:style>
    <style:style style:name="T78" style:family="text">
      <style:text-properties fo:font-style="italic" style:font-name-asian="Times New Roman1" style:font-style-asian="italic" style:font-name-complex="Times New Roman1" style:font-style-complex="italic"/>
    </style:style>
    <style:style style:name="T79" style:family="text">
      <style:text-properties style:font-name="Times New Roman" fo:font-size="10pt" style:font-size-asian="10pt" style:font-size-complex="10pt"/>
    </style:style>
    <style:style style:name="T80" style:family="text">
      <style:text-properties style:font-name="Times New Roman" fo:font-size="10pt" officeooo:rsid="005ab2fc" style:font-size-asian="10pt" style:font-size-complex="10pt"/>
    </style:style>
    <style:style style:name="T81" style:family="text">
      <style:text-properties style:font-name="Times New Roman" fo:font-size="10pt" officeooo:rsid="005c4776" style:font-size-asian="10pt" style:font-size-complex="10pt"/>
    </style:style>
    <style:style style:name="T82" style:family="text">
      <style:text-properties style:font-name="Times New Roman" fo:font-size="10pt" officeooo:rsid="005de625" style:font-size-asian="10pt" style:font-size-complex="10pt"/>
    </style:style>
    <style:style style:name="T83" style:family="text">
      <style:text-properties style:font-name="Times New Roman" fo:font-size="10pt" officeooo:rsid="005e95fb" style:font-size-asian="10pt" style:font-size-complex="10pt"/>
    </style:style>
    <style:style style:name="T84" style:family="text">
      <style:text-properties style:font-name="Times New Roman" fo:font-size="10pt" officeooo:rsid="005e2d2f" style:font-size-asian="10pt" style:font-size-complex="10pt"/>
    </style:style>
    <style:style style:name="T85" style:family="text">
      <style:text-properties style:font-name="Times New Roman" fo:font-size="10pt" officeooo:rsid="0063e5da" style:font-size-asian="10pt" style:font-size-complex="10pt"/>
    </style:style>
    <style:style style:name="T86" style:family="text">
      <style:text-properties style:font-name="Times New Roman" fo:font-size="10pt" officeooo:rsid="008b7441" style:font-size-asian="10pt" style:font-size-complex="10pt"/>
    </style:style>
    <style:style style:name="T87" style:family="text">
      <style:text-properties style:font-name="Times New Roman" fo:font-size="10pt" officeooo:rsid="008d4175" style:font-size-asian="10pt" style:font-size-complex="10pt"/>
    </style:style>
    <style:style style:name="T88" style:family="text">
      <style:text-properties style:font-name="Times New Roman" fo:font-size="10pt" officeooo:rsid="00951cca" style:font-size-asian="10pt" style:font-size-complex="10pt"/>
    </style:style>
    <style:style style:name="T89" style:family="text">
      <style:text-properties style:font-name="Times New Roman" fo:font-size="10pt" style:font-size-asian="10pt" style:font-name-complex="Times New Roman1" style:font-size-complex="10pt"/>
    </style:style>
    <style:style style:name="T90" style:family="text">
      <style:text-properties style:font-name="Times New Roman" fo:font-size="10pt" fo:font-style="italic" style:font-size-asian="10pt" style:font-style-asian="italic" style:font-name-complex="Times New Roman1" style:font-size-complex="10pt" style:font-style-complex="italic"/>
    </style:style>
    <style:style style:name="T91" style:family="text">
      <style:text-properties style:font-name="Times New Roman" fo:font-size="10pt" fo:font-style="italic" officeooo:rsid="0015fe6a" style:font-size-asian="10pt" style:font-style-asian="italic" style:font-size-complex="10pt" style:font-style-complex="italic"/>
    </style:style>
    <style:style style:name="T92" style:family="text">
      <style:text-properties style:font-name="Times New Roman" fo:font-size="10pt" style:font-name-asian="Times New Roman1" style:font-size-asian="10pt" style:font-name-complex="Times New Roman1" style:font-size-complex="10pt"/>
    </style:style>
    <style:style style:name="T93" style:family="text">
      <style:text-properties style:font-name="Times New Roman" fo:font-size="10pt" style:text-underline-style="none" officeooo:rsid="0065ae3d" style:font-size-asian="10pt" style:font-size-complex="10pt"/>
    </style:style>
    <style:style style:name="T94" style:family="text">
      <style:text-properties style:font-name="Times New Roman" fo:font-size="10pt" fo:font-weight="bold" style:font-size-asian="10pt" style:font-weight-asian="bold" style:font-size-complex="10pt" style:font-weight-complex="bold"/>
    </style:style>
    <style:style style:name="T95" style:family="text">
      <style:text-properties style:font-name="Times New Roman" fo:font-size="10pt" fo:font-weight="bold" officeooo:rsid="00a5fbc9" style:font-size-asian="10pt" style:font-weight-asian="bold" style:font-size-complex="10pt" style:font-weight-complex="bold"/>
    </style:style>
    <style:style style:name="T96" style:family="text">
      <style:text-properties style:font-name="Times New Roman" fo:font-size="10pt" fo:font-weight="bold" officeooo:rsid="00a4a29a" style:font-size-asian="10pt" style:font-weight-asian="bold" style:font-size-complex="10pt" style:font-weight-complex="bold"/>
    </style:style>
    <style:style style:name="T97" style:family="text">
      <style:text-properties style:font-name="Times New Roman" fo:font-size="10pt" fo:language="en" fo:country="US" fo:font-weight="normal" officeooo:rsid="008b7441" style:font-size-asian="10pt" style:font-weight-asian="normal" style:font-size-complex="10pt" style:font-weight-complex="normal"/>
    </style:style>
    <style:style style:name="T98" style:family="text">
      <style:text-properties fo:font-weight="bold" style:font-weight-asian="bold" style:font-weight-complex="bold"/>
    </style:style>
    <style:style style:name="T99" style:family="text">
      <style:text-properties fo:font-weight="bold" officeooo:rsid="00a4a29a" style:font-weight-asian="bold" style:font-weight-complex="bold"/>
    </style:style>
    <style:style style:name="T100" style:family="text">
      <style:text-properties fo:font-style="normal" style:font-style-asian="normal" style:font-style-complex="normal"/>
    </style:style>
    <style:style style:name="T101" style:family="text">
      <style:text-properties fo:font-style="normal" officeooo:rsid="0051db7f" style:font-style-asian="normal" style:font-style-complex="normal"/>
    </style:style>
    <style:style style:name="T102" style:family="text">
      <style:text-properties style:font-name-asian="Times New Roman1" style:font-name-complex="Times New Roman1"/>
    </style:style>
    <style:style style:name="T103" style:family="text">
      <style:text-properties officeooo:rsid="00415a8e"/>
    </style:style>
    <style:style style:name="T104" style:family="text">
      <style:text-properties officeooo:rsid="0051db7f"/>
    </style:style>
    <style:style style:name="T105" style:family="text">
      <style:text-properties officeooo:rsid="00a5fbc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95">Topic Proposal</text:span><text:span text:style-name="T94">: Research on HoneyBadgerBFT </text:span><text:span text:style-name="T96">Asynchronous </text:span><text:span text:style-name="T94">Consensus Protocol.</text:span></text:p>
      <text:p text:style-name="P15"><text:span text:style-name="T76">Problem Addressed:</text:span> </text:p>
      <text:p text:style-name="P15"><text:span text:style-name="T1"><text:tab/>The research proposed will aim to address specific challenges in enhancing scalability of the HoneyBadgerBFT protocol, while maintaining its </text:span><text:span text:style-name="T75">b</text:span><text:span text:style-name="T1">yzantine </text:span><text:span text:style-name="T75">f</text:span><text:span text:style-name="T1">ault </text:span><text:span text:style-name="T75">t</text:span><text:span text:style-name="T1">olerant properties and decentralization. </text:span><text:span text:style-name="T2">Despite tout</text:span><text:span text:style-name="T71">ing itself as </text:span><text:span text:style-name="T72">“</text:span><text:span text:style-name="T63">the first practical </text:span><text:span text:style-name="T62">asynchronous BFT protocol, which guarantees liveness without mak</text:span><text:span text:style-name="T64">ing any timing assumptions” (</text:span><text:span text:style-name="T66">Miller et al., 2016</text:span><text:span text:style-name="T64">)</text:span><text:span text:style-name="T2">, </text:span><text:span text:style-name="T71">other researchers like</text:span><text:span text:style-name="T2"> </text:span><text:span text:style-name="T64">(</text:span><text:span text:style-name="T66">Duan et al., 2018</text:span><text:span text:style-name="T64">) </text:span><text:span text:style-name="T63">have argued</text:span><text:span text:style-name="T61"> </text:span><text:span text:style-name="T71">“there are still significant pain </text:span><text:span text:style-name="T2">points and challenges that prevent it from being used in practice.” The challenge is to explore strategies for improving performance </text:span><text:span text:style-name="T71">and scalability</text:span><text:span text:style-name="T2"> with out sacrific</text:span><text:span text:style-name="T71">ing</text:span><text:span text:style-name="T2"> resiliency </text:span><text:span text:style-name="T71">or</text:span><text:span text:style-name="T2"> decentralization.</text:span></text:p>
      <text:p text:style-name="P15"><text:span text:style-name="T76">Prior Research:</text:span> </text:p>
      <text:p text:style-name="P15"><text:tab/> <text:span text:style-name="T74">The body of literature below highlights the motivation of this research while also emphasizing the shortcomings.</text:span></text:p>
      <text:p text:style-name="P15"><text:span text:style-name="T77">The Honey Badger BFT:</text:span></text:p>
      <text:p text:style-name="P26"><text:span text:style-name="T17"><text:tab/></text:span><text:span text:style-name="T25">A</text:span><text:span text:style-name="T24">n asynchronous, </text:span><text:span text:style-name="T25">b</text:span><text:span text:style-name="T24">yzantine fault tolerant consensus </text:span><text:span text:style-name="T29">protocol</text:span><text:span text:style-name="T24"> </text:span><text:span text:style-name="T25">designed to ensure secure and decentralized agreement. HoneyBadgerBFT uses a </text:span><text:span text:style-name="T26">combination of threshold cryptography and </text:span><text:span text:style-name="T25">other </text:span><text:span text:style-name="T26">cryptographic techniques to enable consensus even in the presence of malicious nodes. </text:span><text:span text:style-name="T25">As mentioned in the Rust </text:span><text:span text:style-name="T29">C</text:span><text:span text:style-name="T25">rate </text:span><text:span text:style-name="T29">d</text:span><text:span text:style-name="T25">ocumentation for HoneyBadgerBFT “</text:span><text:span text:style-name="T24">Asynchronous protocols do not make assumptions about timing: Even if an adversary controls network scheduling and can delay message delivery, consensus will still be reached as long as all messages are </text:span><text:span text:style-name="Emphasis"><text:span text:style-name="T24">eventually</text:span></text:span><text:span text:style-name="T24"> delivered.” </text:span><text:span text:style-name="T25">Although HoneyBadgerBFT stands out for its robustness against adversarial attacks its shortcomings become apparent in scenarios with a small number of faulty nodes with added overhead from underlying </text:span><text:span text:style-name="T29">architecture, </text:span><text:span text:style-name="T30">this</text:span><text:span text:style-name="T29"> </text:span><text:span text:style-name="T25">can impact performance. It is additionally known that </text:span><text:span text:style-name="T27">the <text:s/>protocols scalability may be challenged with larger batch sizes, affecting throughput. </text:span><text:span text:style-name="T26">These limitations </text:span><text:span text:style-name="T27">highlight</text:span><text:span text:style-name="T26"> the need to optimize </text:span><text:span text:style-name="T28">a</text:span><text:span text:style-name="T27">synchronous consensus</text:span><text:span text:style-name="T26"> for better performance and scalability. </text:span><text:span text:style-name="T31">(</text:span><text:span text:style-name="T32">Miller et al., 2016</text:span><text:span text:style-name="T31">)</text:span></text:p>
      <text:p text:style-name="P15"><text:span text:style-name="T77">The BEAT Protocol:</text:span><text:span text:style-name="T73"> </text:span></text:p>
      <text:p text:style-name="P15"><text:span text:style-name="T59"><text:tab/>Following the release of </text:span><text:span text:style-name="T58">HoneyBadgerBFT, </text:span><text:span text:style-name="T59">a collection of asynchronous byzantine fault-tolerant protocols called the BEAT protocols were released. BEAT comprises of five asynchronous BFT protocols that can be combined to achieve meaningful trade-offs between functionality and performance. In the research, BEAT </text:span><text:span text:style-name="T60">is </text:span><text:span text:style-name="T59">deploy</text:span><text:span text:style-name="T60">ed</text:span><text:span text:style-name="T59"> on Amazon EC2’</text:span><text:span text:style-name="T60">s</text:span><text:span text:style-name="T59"> across </text:span><text:soft-page-break/><text:span text:style-name="T59">multiple continents and demonstrates superior efficiency in terms of latency and through</text:span><text:span text:style-name="T68">put</text:span><text:span text:style-name="T59"> when compared to </text:span><text:span text:style-name="T60">the</text:span><text:span text:style-name="T59"> HoneyBadgerBFT. The shortcoming of the BEAT protocol </text:span><text:span text:style-name="T60">suite is</text:span><text:span text:style-name="T59"> they </text:span><text:span text:style-name="T60">are</text:span><text:span text:style-name="T59"> specialized and not robust enough to be a well defined solution. The short comings of the BEAT protocols will be discussed below.</text:span></text:p>
      <text:list xml:id="list798906528" text:style-name="L6">
        <text:list-item>
          <text:p text:style-name="P20"><text:span text:style-name="T19">Network Bandwidth Consumption:</text:span><text:span text:style-name="T3"> BEAT1 </text:span><text:span text:style-name="T4">and</text:span><text:span text:style-name="T3"> BEAT2 achieve higher throughput than HoneyBadgerBFT when the batch size is small, <text:s/></text:span><text:span text:style-name="T4">but </text:span><text:span text:style-name="T3">they decrease in throughput when the batch size exceeds 5000. </text:span><text:span text:style-name="T4">L</text:span><text:span text:style-name="T3">eading to performance degradation. This suggests that BEAT might struggle to maintain high throughput in scenarios with larger batch sizes.</text:span></text:p>
        </text:list-item>
        <text:list-item>
          <text:p text:style-name="P22"><text:span text:style-name="T20">Batch Size </text:span><text:span text:style-name="T19">Scalability:</text:span><text:span text:style-name="T3"> BEAT</text:span><text:span text:style-name="T5">0, </text:span><text:span text:style-name="T3">BEAT1, </text:span><text:span text:style-name="T5">an</text:span><text:span text:style-name="T4">d</text:span><text:span text:style-name="T3"> BEAT2 </text:span><text:span text:style-name="T5">b</text:span><text:span text:style-name="T3">ecome more visible as the batch size increases. This implies that BEAT might face scalability limitations when processing larger batch sizes of transactions.</text:span></text:p>
        </text:list-item>
        <text:list-item>
          <text:p text:style-name="P21"><text:span text:style-name="T20">Network </text:span><text:span text:style-name="T19">Scalability: </text:span><text:span text:style-name="T6">BEAT3 consistently outperform HoneyBadgerBFT, but when the number of nodes increases these protocols become more latent. This diminishes BEAT</text:span><text:span text:style-name="T7">3’s </text:span><text:span text:style-name="T6">efficiency in large-scale networks.</text:span></text:p>
        </text:list-item>
        <text:list-item>
          <text:p text:style-name="P23"><text:span text:style-name="T21">Small Amount of Faulty Nodes</text:span><text:span text:style-name="T3">: </text:span><text:span text:style-name="T6">BEAT4 experiences added overhead when the number of faulty nodes is small. This suggests that BEAT4 </text:span><text:span text:style-name="T10">is </text:span><text:span text:style-name="T6">inefficient in scenarios with a </text:span><text:span text:style-name="T10">small</text:span><text:span text:style-name="T6"> number of faulty participants.</text:span></text:p>
        </text:list-item>
      </text:list>
      <text:list xml:id="list1710288357" text:style-name="L1">
        <text:list-header>
          <text:p text:style-name="P13"><text:span text:style-name="T64">(</text:span><text:span text:style-name="T66">Duan et al., 2018</text:span><text:span text:style-name="T64">)</text:span></text:p>
          <text:p text:style-name="P13"><text:span text:style-name="T64"/></text:p>
        </text:list-header>
      </text:list>
      <text:p text:style-name="P18">Asynchronous Byzantine Fault Tolerant Protocol :</text:p>
      <text:p text:style-name="P27"><text:span text:style-name="T91"><text:tab/></text:span><text:span text:style-name="T12">Following the works of BEAT came the </text:span><text:span text:style-name="T13">Asynchronous Byzantine Fault Tolerance (ABFT) </text:span><text:span text:style-name="T12">protocol. This protocol was designed to address challenges posed by blockchain systems in conjunction with the Internet of Things (IoT). ABFT argues that traditional consensus protocols like Raft and PBFT </text:span><text:span text:style-name="T16">that assume</text:span><text:span text:style-name="T12"> a fast and stable network </text:span><text:span text:style-name="T16">are</text:span><text:span text:style-name="T12"> </text:span><text:span text:style-name="T14">moot point</text:span><text:span text:style-name="T16">s</text:span><text:span text:style-name="T12"> in real-world scenarios, and that low-quality and asynchronous networks should be assumed. ABFT aims to provide robustness against these challenges. </text:span><text:span text:style-name="T14">ABFT leverages the concept of Asynchrouns Common Subset from the HoneyBadgerBFT and builds upon it to exhibit significantly lower computation</text:span><text:span text:style-name="T16">al</text:span><text:span text:style-name="T14"> overhead, higher performance, and greater scalability compared to the HoneyBadgerBFT. </text:span><text:span text:style-name="T15">ABFT shortcomings are as follows.</text:span></text:p>
      <text:list xml:id="list191503581856366" text:continue-list="list798906528" text:style-name="L6">
        <text:list-item>
          <text:p text:style-name="P10"><text:span text:style-name="T103">I/</text:span>O Bound Protocol: <text:span text:style-name="T100">During the Reliable Broadcast (RBC), the larger the batch size the greater the chance of idle time waiting for messages in the I/O operations. This indicates that ABFT's performance can be constrained by the input-output operations, particularly when dealing with larger batch sizes.</text:span></text:p>
        </text:list-item>
        <text:list-item>
          <text:p text:style-name="P24"><text:span text:style-name="T22">Network Resource Utilization: </text:span><text:span text:style-name="T8">Since ABFT is depends on the (N) parties and (B) transaction batch size. As both numbers increase so does the data being transmitted, leading to higher network usage limiting scalability. </text:span></text:p>
        </text:list-item>
        <text:list-item>
          <text:p text:style-name="P10"><text:span text:style-name="T104">Threshold ECDSA Scheme</text:span>:<text:span text:style-name="T100"> </text:span><text:span text:style-name="T101">ABFT does not implement the full threshold ECDSA schema and used precomputed signing material for optimization. This raises questions to the resources needed to maintain precomputed material and suggests that this implementation doesn't truly harness the advantages of threshold ECDSA</text:span></text:p>
        </text:list-item>
        <text:list-item>
          <text:p text:style-name="P25"><text:span text:style-name="T23">Performance Impact of Network Degradation</text:span><text:span text:style-name="T22">: </text:span><text:span text:style-name="T9">ABFT performance is robust when the number of nodes affected by network degradation is fewer than the fault tolerance threshold, but when the number of affected nodes surpasses that tolerance threshold ABFT’s performance drops and leads to latency. This indicates that ABFT’s performance can suffer in scenarios where a large portions of nodes experience network issues.</text:span></text:p>
        </text:list-item>
        <text:list-item>
          <text:p text:style-name="P24"><text:soft-page-break/><text:span text:style-name="T23">Wait Times for Affected Parties</text:span><text:span text:style-name="T22">: </text:span><text:span text:style-name="T9">When subset of nodes are affected by network issues the remaining parties may </text:span><text:span text:style-name="T11">n</text:span><text:span text:style-name="T9">eed to wait for the affected to catch up. This can introduce delays and impacts the overall progress of ABFT.</text:span></text:p>
        </text:list-item>
      </text:list>
      <text:p text:style-name="P14"><text:span text:style-name="T73"><text:tab/></text:span><text:span text:style-name="T65">(</text:span><text:span text:style-name="T67">Knudsen et al., 2021</text:span><text:span text:style-name="T65">)</text:span></text:p>
      <text:p text:style-name="P16"><text:span text:style-name="T65"/></text:p>
      <text:p text:style-name="P16"><text:span text:style-name="T98">Significance:</text:span> </text:p>
      <text:p text:style-name="P28"><text:span text:style-name="T80"><text:tab/>Researching asynchronous consensus holds significance in the field of distributed computing and blockchain technology. </text:span><text:span text:style-name="T81">Having nodes achieve consensus is paramount for the integrity and reliability of transactions. </text:span><text:span text:style-name="T82">Having confidence in these</text:span><text:span text:style-name="T81"> transactions are especially important in scenarios where nodes can be malicious or faulty. Asynchronous</text:span><text:span text:style-name="T79"> consensus protocols address the challenges of unpredictable message delays, network partitions, and node failures, making them particularly relevant in real-world scenarios </text:span><text:span text:style-name="T82">with a focus in</text:span><text:span text:style-name="T79"> where communication is </text:span><text:span text:style-name="T82">typically</text:span><text:span text:style-name="T79"> unpredictable. </text:span><text:span text:style-name="T85">In contrast the HoneyBadgerBFT argues that “</text:span><text:span text:style-name="T84">protocols based on timing assumptions are unsuitable for decentralized, cryptocurrency settings</text:span><text:span text:style-name="T83"> </text:span><text:span text:style-name="T84">“ </text:span><text:span text:style-name="T31">(</text:span><text:span text:style-name="T32">Miller et al., 2016</text:span><text:span text:style-name="T31">)</text:span><text:span text:style-name="T40"> </text:span><text:span text:style-name="T41">signifying the focus that asynchronous consensus should be the </text:span><text:span text:style-name="T43">standard </text:span><text:span text:style-name="T41">chosen for decentralized </text:span><text:span text:style-name="T46">distributed systems</text:span><text:span text:style-name="T41">. </text:span><text:span text:style-name="T42">Because decentralization and fault tolerance are paramount in the blockchain domain, asynchronous consensus should be chosen to enable systems to operate reliably even in the face of adverse or malicious nodes. </text:span><text:span text:style-name="T44">The BEAT protocol argues for the research of </text:span><text:span text:style-name="T45">a</text:span><text:span text:style-name="T44">synchronous consensus because <text:s/>“</text:span><text:span text:style-name="T49">While</text:span><text:span text:style-name="T93"> robustness is natively achieved in asynchronous BFT, we still require different designs and trade-offs for different performance metrics.” </text:span><text:span text:style-name="T50">(</text:span><text:span text:style-name="T55">Duan et al., 2018</text:span><text:span text:style-name="T50">) </text:span><text:span text:style-name="T49">signifying there is no one size fits all solution tailored towards asynchronous consensus. </text:span><text:span text:style-name="T51">The need to research asynchronous consensus is </text:span><text:span text:style-name="T53">also</text:span><text:span text:style-name="T51"> supported in the the works of ABFT as stated “in some blockchain-based systems, e.g., supply chain management (SCM) systems, some IoT nodes can only rely on the low-quality network sometimes to achieve consensus. As an answer to such challenges, an asynchronous BFT consensus protocol is warranted” </text:span><text:span text:style-name="T52">(</text:span><text:span text:style-name="T56">Knudsen et al., 2021</text:span><text:span text:style-name="T52">) </text:span><text:span text:style-name="T53">signifying that importance of asynchronous consensus when relying on low-quality networks such as in decentralized distributed systems. From the previous resea</text:span><text:span text:style-name="T54">rch cited above we can see there is a common agreement in the field of decentralized distributed systems for the research of asynchronous consensus.</text:span></text:p>
      <text:p text:style-name="P12"><text:span text:style-name="T79">Methodology:</text:span></text:p>
      <text:p text:style-name="P28"><text:span text:style-name="T57"><text:tab/></text:span><text:span text:style-name="T34">The methodology of this study will </text:span><text:span text:style-name="T35">involve researching and enhancing the asynchronous consensus protocols HoneyBadgerBFT using the implementation provided by Poanetworks in the Rust programming language. </text:span><text:span text:style-name="T36">The source code </text:span><text:soft-page-break/><text:span text:style-name="T36">is available at</text:span><text:span text:style-name="T24"> the specified GitHub repository (</text:span><text:a xlink:type="simple" xlink:href="https://github.com/poanetwork/hbbft" office:target-frame-name="_new" xlink:show="replace" text:style-name="Internet_20_link" text:visited-style-name="Visited_20_Internet_20_Link">https://github.com/poanetwork/hbbft</text:a><text:span text:style-name="T24">). The following steps outline the methodology and justify its appropriateness:</text:span></text:p>
      <text:list xml:id="list2960906507" text:style-name="L4">
        <text:list-header>
          <text:p text:style-name="P19"><text:span text:style-name="Strong_20_Emphasis"><text:span text:style-name="T18">Understanding HoneyBadgerBFT</text:span></text:span><text:span text:style-name="Strong_20_Emphasis"><text:span text:style-name="T33">:</text:span></text:span><text:span text:style-name="T33"> </text:span><text:span text:style-name="T36">Will b</text:span><text:span text:style-name="T33">egin by thoroughly understanding the HoneyBadgerBFT protocol's <text:s/>implementation in the provided RUST codebase. This </text:span><text:span text:style-name="T36">will include</text:span><text:span text:style-name="T33"> grasping its underlying algorithm, message propagation, cryptographic mechanisms, and fault tolerance mechanisms.</text:span></text:p>
          <text:p text:style-name="P19"><text:span text:style-name="Strong_20_Emphasis"><text:span text:style-name="T18">Performance Analysis</text:span></text:span><text:span text:style-name="Strong_20_Emphasis"><text:span text:style-name="T33">:</text:span></text:span><text:span text:style-name="T33"> </text:span><text:span text:style-name="T39">P</text:span><text:span text:style-name="T37">erform a</text:span><text:span text:style-name="T33"> performance analysis of the HoneyBadgerBFT protocol </text:span><text:span text:style-name="T37">via AWS, Azure, or Tor</text:span><text:span text:style-name="T33">. Measure </text:span><text:span text:style-name="T37">the</text:span><text:span text:style-name="T33"> performance metrics such as throughput, latency, and resource utilization. </text:span><text:span text:style-name="T37">The</text:span><text:span text:style-name="T33"> analysis provides a baseline understanding of the protocol's behavior under varying network conditions.</text:span></text:p>
          <text:p text:style-name="P19"><text:span text:style-name="Strong_20_Emphasis"><text:span text:style-name="T18">Bench-marking</text:span></text:span><text:span text:style-name="Strong_20_Emphasis"><text:span text:style-name="T33">:</text:span></text:span><text:span text:style-name="T33"> Design and execute bench marking experiments on various network configurations </text:span><text:span text:style-name="T37">such as </text:span><text:span text:style-name="T33">varying network delays, </text:span><text:span text:style-name="T37">and</text:span><text:span text:style-name="T33"> packet losses, to simulate real-world scenarios. </text:span><text:span text:style-name="T37">Taking note to m</text:span><text:span text:style-name="T33">easure the protocol's responsiveness and effectiveness in achieving consensus across different conditions. This step helps identify performance bottlenecks and areas for improvement.</text:span></text:p>
          <text:p text:style-name="P19"><text:span text:style-name="Strong_20_Emphasis"><text:span text:style-name="T18">Optimization Strategies</text:span></text:span><text:span text:style-name="Strong_20_Emphasis"><text:span text:style-name="T33">:</text:span></text:span><text:span text:style-name="T33"> Investigate potential optimization strategies for the HoneyBadgerBFT protocol. This may involve optimizing cryptographic operations, message propagation mechanisms, or parallelizing computation. Implement these optimizations in the RUST codebase and assess their impact on perform</text:span><text:span text:style-name="T47">ance. </text:span><text:span text:style-name="T48">A List of issues to get started on these strategies can be found here (https://github.com/poanetwork/hbbft/issues).</text:span></text:p>
          <text:p text:style-name="P19"><text:span text:style-name="Strong_20_Emphasis"><text:span text:style-name="T18">Comparative Analysis</text:span></text:span><text:span text:style-name="Strong_20_Emphasis"><text:span text:style-name="T33">:</text:span></text:span><text:span text:style-name="T33"> Compare the performance of the optimized HoneyBadgerBFT protocol against its original version. Measure how the optimizations affect throughput, latency, and resource consumption. Th</text:span><text:span text:style-name="T38">e</text:span><text:span text:style-name="T33"> comparison validates the effectiveness of the proposed enhancements.</text:span></text:p>
          <text:p text:style-name="P19"><text:span text:style-name="Strong_20_Emphasis"><text:span text:style-name="T18">Fault Tolerance Testing</text:span></text:span><text:span text:style-name="Strong_20_Emphasis"><text:span text:style-name="T33">:</text:span></text:span><text:span text:style-name="T33"> Simulate Byzantine faults in the network to evaluate the protocol's fault tolerance capabilities. Measure the protocol's ability to detect and mitigate Byzantine behavior while maintaining consensus.</text:span></text:p>
          <text:p text:style-name="P19"><text:span text:style-name="Strong_20_Emphasis"><text:span text:style-name="T18">Real-world Deployment Simulation</text:span></text:span><text:span text:style-name="Strong_20_Emphasis"><text:span text:style-name="T33">:</text:span></text:span><text:span text:style-name="T33"> Simulate a real-world deployment scenario with a geographically distributed network using the RUST implementation </text:span><text:span text:style-name="T38">on AWS, Azure, or Tor</text:span><text:span text:style-name="T33">. Evaluate the protocol's performance and resilience across different network topologies and distances.</text:span></text:p>
          <text:p text:style-name="P19"><text:span text:style-name="Strong_20_Emphasis"><text:span text:style-name="T18">Reporting</text:span></text:span><text:span text:style-name="Strong_20_Emphasis"><text:span text:style-name="T33">:</text:span></text:span><text:span text:style-name="T33"> Document the entire study process, including the steps taken, optimizations implemented, and results obtained. Present the findings in a comprehensive report that includes graphs, charts, and statistics. Provide insights into the impact of optimizations on protocol behavior and performance.</text:span></text:p>
        </text:list-header>
      </text:list>
      <text:p text:style-name="P11"><text:span text:style-name="T79"><text:tab/>The selected methodology is </text:span><text:span text:style-name="T86">justified</text:span><text:span text:style-name="T79"> because </text:span><text:span text:style-name="T86">it provides empirical analysis of the protocols behavior over realistic simulations. The metrics will be measurable such as throughput, latency, and resource consumption, that will allow for a comparative evaluation. The study will be reproducible such that it can be easily replicated from documentation in the comprehensive reporting. Lastly the methodology is justified because the Rust implementation is relevant to real-world applications, making the studies outcomes directly applicable to the field of distributed systems and blockchain technology. </text:span><text:span text:style-name="T79">Overall, the methodology </text:span><text:span text:style-name="T86">will</text:span><text:span text:style-name="T79"> balance between theoretical understanding and practical implementation, making it suitable for evaluating and enhancing asynchronous consensus protocols in a realistic, </text:span><text:span text:style-name="T97">replicatable</text:span><text:span text:style-name="T86">, </text:span><text:span text:style-name="T87">and </text:span><text:span text:style-name="T79">impact</text:span><text:span text:style-name="T88">ful</text:span><text:span text:style-name="T79"> manner.</text:span></text:p>
      <text:list xml:id="list191503170100851" text:continue-list="list1710288357" text:style-name="L1">
        <text:list-header>
          <text:p text:style-name="P17"/>
        </text:list-header>
      </text:list>
      <text:p text:style-name="P7"/>
      <text:p text:style-name="P7"><text:soft-page-break/></text:p>
      <text:p text:style-name="P7"/>
      <text:p text:style-name="P7"/>
      <text:p text:style-name="P7"/>
      <text:p text:style-name="P7"/>
      <text:p text:style-name="P7"/>
      <text:p text:style-name="P7"/>
      <text:p text:style-name="P7"/>
      <text:h text:style-name="P2" text:outline-level="2">References</text:h>
      <text:p text:style-name="P3"/>
      <text:p text:style-name="P6"><text:span text:style-name="T89">Baird, L., &amp; Luykx, A. (2020). The Hashgraph Protocol: Efficient Asynchronous BFT for High-Throughput Distributed Ledgers. </text:span><text:span text:style-name="T90">International Conference on Omni-layer Intelligent Systems</text:span><text:span text:style-name="T89">, pp. 1-7. </text:span><text:a xlink:type="simple" xlink:href="https://doi.org/10.1109/COINS49042.2020.9191430" text:style-name="Internet_20_link" text:visited-style-name="Visited_20_Internet_20_Link"><text:span text:style-name="T89">https://doi.org/10.1109/COINS49042.2020.9191430</text:span></text:a></text:p>
      <text:p text:style-name="P9"/>
      <text:p text:style-name="P6"><text:span text:style-name="T69">Duan, S., Reiter, M., &amp; Zhang, H. (2018). BEAT: Asynchronous BFT Made Practical. </text:span><text:span text:style-name="T70">In ACM SIGSAC Conference on Computer and Communications Security, </text:span><text:span text:style-name="T69">pp. 2028–2041.</text:span><text:span text:style-name="T89"> </text:span><text:a xlink:type="simple" xlink:href="https://doi.org/10.1145/3243734.3243812" text:style-name="Internet_20_link" text:visited-style-name="Visited_20_Internet_20_Link"><text:span text:style-name="T92">https://doi.org/10.1145/3243734.3243812</text:span></text:a></text:p>
      <text:p text:style-name="P5"/>
      <text:p text:style-name="P4"><text:span text:style-name="T102">Hood, K., Oglio, J., Nesterenko, M., &amp; Sharma, G. (2021). Partitionable Asynchronous Cryptocurrency Blockchain.</text:span><text:span text:style-name="T78"> IEEE International Conference on Blockchain and Cryptocurrency,</text:span><text:span text:style-name="T102"> pp. 1-9. https://doi.org/10.1109/ICBC51069.2021.9461080</text:span></text:p>
      <text:p text:style-name="P8"><text:span text:style-name="T89"/></text:p>
      <text:p text:style-name="P6"><text:span text:style-name="T89">Knudsen, H., Li, J., Notland, J., Haro, P., &amp; Ræder, T. (2021). High-Performance Asynchronous Byzantine Fault Tolerance Consensus Protocol. </text:span><text:span text:style-name="T90">IEEE International Conference on Blockchain</text:span><text:span text:style-name="T89">, pp. 476-483. </text:span><text:a xlink:type="simple" xlink:href="https://doi.org/10.1109/Blockchain53845.2021.00073" text:style-name="Internet_20_link" text:visited-style-name="Visited_20_Internet_20_Link"><text:span text:style-name="T89">https://doi.org/10.1109/Blockchain53845.2021.00073</text:span></text:a></text:p>
      <text:p text:style-name="P3"/>
      <text:p text:style-name="P6"><text:soft-page-break/><text:span text:style-name="T89">Miller, A., Xia, Y., Croman, K., Shi, E., &amp; Song, D. (2016). The Honey Badger of BFT Protocols. </text:span><text:span text:style-name="T90">Proceedings of the 2016 ACM SIGSAC Conference on Computer and Communications Security</text:span><text:span text:style-name="T89">, pp. 31–42. </text:span><text:a xlink:type="simple" xlink:href="https://doi.org/10.1145/2976749.2978399" text:style-name="Internet_20_link" text:visited-style-name="Visited_20_Internet_20_Link"><text:span text:style-name="T89">https://doi.org/10.1145/2976749.2978399</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9-03T19:13:16.644706831</dc:date>
    <meta:editing-duration>PT4H32M53S</meta:editing-duration>
    <meta:editing-cycles>44</meta:editing-cycles>
    <meta:generator>LibreOffice/6.4.7.2$Linux_X86_64 LibreOffice_project/40$Build-2</meta:generator>
    <meta:document-statistic meta:table-count="0" meta:image-count="0" meta:object-count="0" meta:page-count="6" meta:paragraph-count="44" meta:word-count="1749" meta:character-count="12883" meta:non-whitespace-character-count="11170"/>
  </office:meta>
</office:document-meta>
</file>